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4.1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79cm" svg:height="8.997cm" svg:x="17.244cm" svg:y="1.958cm">
            <draw:object draw:notify-on-update-of-ranges="Sheet1.D1:Sheet1.D1 Sheet1.D2:Sheet1.D18 Sheet1.C1:Sheet1.C1 Sheet1.C2:Sheet1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sredni czas 300 wierzcholkow</text:p>
          </table:table-cell>
          <table:table-cell office:value-type="string">
            <text:p>sredni czas <text:s/>500 wierzcholkow</text:p>
          </table:table-cell>
          <table:table-cell office:value-type="string">
            <text:p>300 znormalizowane 500</text:p>
          </table:table-cell>
          <table:table-cell office:value-type="string">
            <text:p>czynnik</text:p>
          </table:table-cell>
          <table:table-cell table:formula="of:=[.J1]*(500*LOG(500.2))/(300*LOG(300.2))" office:value-type="float" office:value="1.81583652411068">
            <text:p>1,8158365241</text:p>
          </table:table-cell>
          <table:table-cell table:number-columns-repeated="3"/>
          <table:table-cell table:style-name="ce1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06224">
            <text:p>0,0306224</text:p>
          </table:table-cell>
          <table:table-cell office:value-type="float" office:value="0.0637144545455">
            <text:p>0,0637144545</text:p>
          </table:table-cell>
          <table:table-cell table:formula="of:=[.B2]*[.$F$1]" office:value-type="float" office:value="0.0556052723759267">
            <text:p>0,0556052724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3502037037">
            <text:p>0,043502037</text:p>
          </table:table-cell>
          <table:table-cell office:value-type="float" office:value="0.0672911428571">
            <text:p>0,0672911429</text:p>
          </table:table-cell>
          <table:table-cell table:formula="of:=[.B3]*[.$F$1]" office:value-type="float" office:value="0.0789925877249999">
            <text:p>0,0789925877</text:p>
          </table:table-cell>
          <table:table-cell table:number-columns-repeated="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3437948718">
            <text:p>0,0473437949</text:p>
          </table:table-cell>
          <table:table-cell office:value-type="float" office:value="0.07689615">
            <text:p>0,07689615</text:p>
          </table:table-cell>
          <table:table-cell table:formula="of:=[.B4]*[.$F$1]" office:value-type="float" office:value="0.0859685919182181">
            <text:p>0,0859685919</text:p>
          </table:table-cell>
          <table:table-cell table:number-columns-repeated="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01451521739">
            <text:p>0,0601451522</text:p>
          </table:table-cell>
          <table:table-cell office:value-type="float" office:value="0.110848805556">
            <text:p>0,1108488056</text:p>
          </table:table-cell>
          <table:table-cell table:formula="of:=[.B5]*[.$F$1]" office:value-type="float" office:value="0.109213764065562">
            <text:p>0,1092137641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787984814815">
            <text:p>0,0787984815</text:p>
          </table:table-cell>
          <table:table-cell office:value-type="float" office:value="0.161380781818">
            <text:p>0,1613807818</text:p>
          </table:table-cell>
          <table:table-cell table:formula="of:=[.B6]*[.$F$1]" office:value-type="float" office:value="0.143085160718566">
            <text:p>0,1430851607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05386410853">
            <text:p>0,1053864109</text:p>
          </table:table-cell>
          <table:table-cell office:value-type="float" office:value="0.225338013333">
            <text:p>0,2253380133</text:p>
          </table:table-cell>
          <table:table-cell table:formula="of:=[.B7]*[.$F$1]" office:value-type="float" office:value="0.191364493971811">
            <text:p>0,191364494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33379815603">
            <text:p>0,1333798156</text:p>
          </table:table-cell>
          <table:table-cell office:value-type="float" office:value="0.287353393617">
            <text:p>0,2873533936</text:p>
          </table:table-cell>
          <table:table-cell table:formula="of:=[.B8]*[.$F$1]" office:value-type="float" office:value="0.242195940751074">
            <text:p>0,2421959408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66578804469">
            <text:p>0,1665788045</text:p>
          </table:table-cell>
          <table:table-cell office:value-type="float" office:value="0.359186080357">
            <text:p>0,3591860804</text:p>
          </table:table-cell>
          <table:table-cell table:formula="of:=[.B9]*[.$F$1]" office:value-type="float" office:value="0.302479877297501">
            <text:p>0,3024798773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85582371622">
            <text:p>0,1855823716</text:p>
          </table:table-cell>
          <table:table-cell office:value-type="float" office:value="0.45328868617">
            <text:p>0,4532886862</text:p>
          </table:table-cell>
          <table:table-cell table:formula="of:=[.B10]*[.$F$1]" office:value-type="float" office:value="0.336987248622308">
            <text:p>0,3369872486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205441168539">
            <text:p>0,2054411685</text:p>
          </table:table-cell>
          <table:table-cell office:value-type="float" office:value="0.532902395062">
            <text:p>0,5329023951</text:p>
          </table:table-cell>
          <table:table-cell table:formula="of:=[.B11]*[.$F$1]" office:value-type="float" office:value="0.373047577389093">
            <text:p>0,3730475774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225447980392">
            <text:p>0,2254479804</text:p>
          </table:table-cell>
          <table:table-cell office:value-type="float" office:value="0.606741762295">
            <text:p>0,6067417623</text:p>
          </table:table-cell>
          <table:table-cell table:formula="of:=[.B12]*[.$F$1]" office:value-type="float" office:value="0.409376677082781">
            <text:p>0,409376677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47973037037">
            <text:p>0,247973037</text:p>
          </table:table-cell>
          <table:table-cell office:value-type="float" office:value="0.657070672131">
            <text:p>0,6570706721</text:p>
          </table:table-cell>
          <table:table-cell table:formula="of:=[.B13]*[.$F$1]" office:value-type="float" office:value="0.450278497646434">
            <text:p>0,4502784976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641905">
            <text:p>0,2641905</text:p>
          </table:table-cell>
          <table:table-cell office:value-type="float" office:value="0.776023194444">
            <text:p>0,7760231944</text:p>
          </table:table-cell>
          <table:table-cell table:formula="of:=[.B14]*[.$F$1]" office:value-type="float" office:value="0.479726759223061">
            <text:p>0,4797267592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.287063142857">
            <text:p>0,2870631429</text:p>
          </table:table-cell>
          <table:table-cell office:value-type="float" office:value="0.767150066667">
            <text:p>0,7671500667</text:p>
          </table:table-cell>
          <table:table-cell table:formula="of:=[.B15]*[.$F$1]" office:value-type="float" office:value="0.521259739525741">
            <text:p>0,5212597395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295598">
            <text:p>0,295598</text:p>
          </table:table-cell>
          <table:table-cell office:value-type="float" office:value="0.776697">
            <text:p>0,776697</text:p>
          </table:table-cell>
          <table:table-cell table:formula="of:=[.B16]*[.$F$1]" office:value-type="float" office:value="0.536757644854067">
            <text:p>0,5367576449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0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0:34:51</dc:date>
    <dc:creator>Przemek Piotrowski</dc:creator>
    <meta:generator>LibreOffice/3.4$Unix LibreOffice_project/340m1$Build-402</meta:generator>
    <meta:editing-duration>PT18M28S</meta:editing-duration>
    <meta:editing-cycles>1</meta:editing-cycles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98cm" xlink:href=".." xlink:type="simple" chart:class="chart:bar" chart:style-name="ch1">
        <chart:legend chart:legend-position="end" svg:x="10.542cm" svg:y="3.951cm" style:legend-expansion="high" chart:style-name="ch2"/>
        <chart:plot-area chart:style-name="ch3" table:cell-range-address="Sheet1.D1:Sheet1.D18 Sheet1.C1:Sheet1.C17" chart:data-source-has-labels="row" svg:x="1.33cm" svg:y="0.851cm" svg:width="8.574cm" svg:height="6.987cm">
          <chartooo:coordinate-region svg:x="2.057cm" svg:y="1.05cm" svg:width="7.847cm" svg:height="6.141cm"/>
          <chart:axis chart:dimension="x" chart:name="primary-x" chart:style-name="ch4">
            <chart:title svg:x="4.462cm" svg:y="8.017cm" chart:style-name="ch5">
              <text:p>długość scieżki</text:p>
            </chart:title>
          </chart:axis>
          <chart:axis chart:dimension="y" chart:name="primary-y" chart:style-name="ch6">
            <chart:title svg:x="0.451cm" svg:y="4.891cm" chart:style-name="ch7">
              <text:p>czas[s]</text:p>
            </chart:title>
            <chart:grid chart:style-name="ch8" chart:class="major"/>
          </chart:axis>
          <chart:series chart:style-name="ch9" chart:values-cell-range-address="Sheet1.D2:Sheet1.D18" chart:label-cell-address="Sheet1.D1:Sheet1.D1" chart:class="chart:bar">
            <chart:data-point chart:repeated="17"/>
          </chart:series>
          <chart:series chart:style-name="ch10" chart:values-cell-range-address="Sheet1.C2:Sheet1.C17" chart:label-cell-address="Sheet1.C1:Sheet1.C1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znormalizowane 500</text:p>
                <draw:g>
                  <svg:desc>Sheet1.D1:Sheet1.D1</svg:desc>
                </draw:g>
              </table:table-cell>
              <table:table-cell office:value-type="string">
                <text:p>sredni czas  500 wierzcholkow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56052723759267">
                <text:p>0.0556052723759267</text:p>
                <draw:g>
                  <svg:desc>Sheet1.D2:Sheet1.D18</svg:desc>
                </draw:g>
              </table:table-cell>
              <table:table-cell office:value-type="float" office:value="0.0637144545455">
                <text:p>0.0637144545455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89925877249999">
                <text:p>0.0789925877249999</text:p>
              </table:table-cell>
              <table:table-cell office:value-type="float" office:value="0.0672911428571">
                <text:p>0.067291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9685919182181">
                <text:p>0.0859685919182181</text:p>
              </table:table-cell>
              <table:table-cell office:value-type="float" office:value="0.07689615">
                <text:p>0.07689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213764065562">
                <text:p>0.109213764065562</text:p>
              </table:table-cell>
              <table:table-cell office:value-type="float" office:value="0.110848805556">
                <text:p>0.11084880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3085160718566">
                <text:p>0.143085160718566</text:p>
              </table:table-cell>
              <table:table-cell office:value-type="float" office:value="0.161380781818">
                <text:p>0.1613807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364493971811">
                <text:p>0.191364493971811</text:p>
              </table:table-cell>
              <table:table-cell office:value-type="float" office:value="0.225338013333">
                <text:p>0.22533801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2195940751074">
                <text:p>0.242195940751074</text:p>
              </table:table-cell>
              <table:table-cell office:value-type="float" office:value="0.287353393617">
                <text:p>0.2873533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2479877297501">
                <text:p>0.302479877297501</text:p>
              </table:table-cell>
              <table:table-cell office:value-type="float" office:value="0.359186080357">
                <text:p>0.35918608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6987248622308">
                <text:p>0.336987248622308</text:p>
              </table:table-cell>
              <table:table-cell office:value-type="float" office:value="0.45328868617">
                <text:p>0.4532886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3047577389093">
                <text:p>0.373047577389093</text:p>
              </table:table-cell>
              <table:table-cell office:value-type="float" office:value="0.532902395062">
                <text:p>0.532902395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9376677082781">
                <text:p>0.409376677082781</text:p>
              </table:table-cell>
              <table:table-cell office:value-type="float" office:value="0.606741762295">
                <text:p>0.606741762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0278497646434">
                <text:p>0.450278497646434</text:p>
              </table:table-cell>
              <table:table-cell office:value-type="float" office:value="0.657070672131">
                <text:p>0.657070672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726759223061">
                <text:p>0.479726759223061</text:p>
              </table:table-cell>
              <table:table-cell office:value-type="float" office:value="0.776023194444">
                <text:p>0.77602319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21259739525741">
                <text:p>0.521259739525741</text:p>
              </table:table-cell>
              <table:table-cell office:value-type="float" office:value="0.767150066667">
                <text:p>0.7671500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6757644854067">
                <text:p>0.536757644854067</text:p>
              </table:table-cell>
              <table:table-cell office:value-type="float" office:value="0.776697">
                <text:p>0.776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